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Calibri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style:rotation-angle="90"/>
      <style:text-properties style:font-name="Calibri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Calibri"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font-name="Calibri" fo:font-size="12pt" style:font-size-asian="12pt" style:font-size-complex="12pt"/>
    </style:style>
    <style:style style:name="ce32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Calibri" fo:font-size="12pt" style:font-size-asian="12pt" style:font-size-complex="12pt"/>
    </style:style>
    <style:style style:name="ce17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7pt" svg:height="255pt" svg:x="477.81pt" svg:y="32.26pt">
            <draw:object draw:notify-on-update-of-ranges="Sheet1.B3:Sheet1.B9 Sheet1.C2:Sheet1.C2 Sheet1.C3:Sheet1.C9 Sheet1.B3:Sheet1.B9 Sheet1.D2:Sheet1.D2 Sheet1.D3:Sheet1.D9 Sheet1.B3:Sheet1.B9 Sheet1.E2:Sheet1.E2 Sheet1.E3:Sheet1.E9 Sheet1.B3:Sheet1.B9 Sheet1.F2:Sheet1.F2 Sheet1.F3:Sheet1.F9 Sheet1.B3:Sheet1.B9 Sheet1.G2:Sheet1.G2 Sheet1.G3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89.94pt" svg:y="32.29pt">
            <draw:object draw:notify-on-update-of-ranges="Sheet1.B10:Sheet1.B16 Sheet1.C2:Sheet1.C2 Sheet1.C10:Sheet1.C16 Sheet1.B10:Sheet1.B16 Sheet1.D2:Sheet1.D2 Sheet1.D10:Sheet1.D16 Sheet1.B10:Sheet1.B16 Sheet1.E2:Sheet1.E2 Sheet1.E10:Sheet1.E16 Sheet1.B10:Sheet1.B16 Sheet1.F2:Sheet1.F2 Sheet1.F10:Sheet1.F16 Sheet1.B10:Sheet1.B16 Sheet1.G2:Sheet1.G2 Sheet1.G10:Sheet1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77.81pt" svg:y="332.28pt">
            <draw:object draw:notify-on-update-of-ranges="Sheet1.B17:Sheet1.B23 Sheet1.C2:Sheet1.C2 Sheet1.C17:Sheet1.C23 Sheet1.B17:Sheet1.B23 Sheet1.D2:Sheet1.D2 Sheet1.D17:Sheet1.D23 Sheet1.B17:Sheet1.B23 Sheet1.E2:Sheet1.E2 Sheet1.E17:Sheet1.E23 Sheet1.B17:Sheet1.B23 Sheet1.F2:Sheet1.F2 Sheet1.F17:Sheet1.F23 Sheet1.B17:Sheet1.B23 Sheet1.G2:Sheet1.G2 Sheet1.G17:Sheet1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89.94pt" svg:y="332.28pt">
            <draw:object draw:notify-on-update-of-ranges="Sheet1.B24:Sheet1.B29 Sheet1.C2:Sheet1.C2 Sheet1.C24:Sheet1.C29 Sheet1.B24:Sheet1.B29 Sheet1.D2:Sheet1.D2 Sheet1.D24:Sheet1.D29 Sheet1.B24:Sheet1.B29 Sheet1.E2:Sheet1.E2 Sheet1.E24:Sheet1.E29 Sheet1.B24:Sheet1.B29 Sheet1.F2:Sheet1.F2 Sheet1.F24:Sheet1.F29 Sheet1.B24:Sheet1.B29 Sheet1.G2:Sheet1.G2 Sheet1.G24:Sheet1.G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77.81pt" svg:y="634.68pt">
            <draw:object draw:notify-on-update-of-ranges="Sheet1.B34:Sheet1.B40 Sheet1.C33:Sheet1.C33 Sheet1.C34:Sheet1.C40 Sheet1.B34:Sheet1.B40 Sheet1.D33:Sheet1.D33 Sheet1.D34:Sheet1.D40 Sheet1.B34:Sheet1.B40 Sheet1.E33:Sheet1.E33 Sheet1.E34:Sheet1.E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89.94pt" svg:y="634.68pt">
            <draw:object draw:notify-on-update-of-ranges="Sheet1.B41:Sheet1.B47 Sheet1.C33:Sheet1.C33 Sheet1.C41:Sheet1.C47 Sheet1.B41:Sheet1.B47 Sheet1.D33:Sheet1.D33 Sheet1.D41:Sheet1.D47 Sheet1.B41:Sheet1.B47 Sheet1.E33:Sheet1.E33 Sheet1.E41:Sheet1.E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477.81pt" svg:y="934.75pt">
            <draw:object draw:notify-on-update-of-ranges="Sheet1.B48:Sheet1.B54 Sheet1.C33:Sheet1.C33 Sheet1.C48:Sheet1.C54 Sheet1.B48:Sheet1.B54 Sheet1.D33:Sheet1.D33 Sheet1.D48:Sheet1.D54 Sheet1.B48:Sheet1.B54 Sheet1.E33:Sheet1.E33 Sheet1.E48:Sheet1.E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989.94pt" svg:y="934.75pt">
            <draw:object draw:notify-on-update-of-ranges="Sheet1.B55:Sheet1.B60 Sheet1.C33:Sheet1.C33 Sheet1.C55:Sheet1.C60 Sheet1.B55:Sheet1.B60 Sheet1.D33:Sheet1.D33 Sheet1.D55:Sheet1.D60 Sheet1.B55:Sheet1.B60 Sheet1.E33:Sheet1.E33 Sheet1.E55:Sheet1.E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477.84pt" svg:y="1237.04pt">
            <draw:object draw:notify-on-update-of-ranges="Sheet1.B65:Sheet1.B71 Sheet1.C64:Sheet1.C64 Sheet1.C65:Sheet1.C71 Sheet1.B65:Sheet1.B71 Sheet1.D64:Sheet1.D64 Sheet1.D65:Sheet1.D71 Sheet1.B65:Sheet1.B71 Sheet1.E64:Sheet1.E64 Sheet1.E65:Sheet1.E7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table:style-name="ce8" office:value-type="string" calcext:value-type="string" table:number-columns-spanned="5" table:number-rows-spanned="1">
            <text:p>Time to Completion (ns)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ap</text:p>
          </table:table-cell>
          <table:table-cell table:style-name="ce4" office:value-type="string" calcext:value-type="string">
            <text:p>Shell 1</text:p>
          </table:table-cell>
          <table:table-cell table:style-name="ce4" office:value-type="string" calcext:value-type="string">
            <text:p>Shell 2</text:p>
          </table:table-cell>
          <table:table-cell table:style-name="ce4" office:value-type="string" calcext:value-type="string">
            <text:p>Shell 3</text:p>
          </table:table-cell>
          <table:table-cell table:style-name="ce4" office:value-type="string" calcext:value-type="string">
            <text:p>Shell 4</text:p>
          </table:table-cell>
          <table:table-cell/>
          <table:table-cell table:style-name="ce17" office:value-type="string" calcext:value-type="string">
            <text:p>Random</text:p>
          </table:table-cell>
          <table:table-cell table:number-columns-repeated="7"/>
          <table:table-cell table:style-name="ce17" office:value-type="string" calcext:value-type="string">
            <text:p>Ascending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7">
            <text:p>Random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101432" calcext:value-type="float">
            <text:p>101432</text:p>
          </table:table-cell>
          <table:table-cell table:style-name="ce12" office:value-type="float" office:value="31357" calcext:value-type="float">
            <text:p>31357</text:p>
          </table:table-cell>
          <table:table-cell table:style-name="ce12" office:value-type="float" office:value="28798" calcext:value-type="float">
            <text:p>28798</text:p>
          </table:table-cell>
          <table:table-cell table:style-name="ce12" office:value-type="float" office:value="40317" calcext:value-type="float">
            <text:p>40317</text:p>
          </table:table-cell>
          <table:table-cell table:style-name="ce14" office:value-type="float" office:value="35838" calcext:value-type="float">
            <text:p>35838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580757" calcext:value-type="float">
            <text:p>580757</text:p>
          </table:table-cell>
          <table:table-cell office:value-type="float" office:value="221104" calcext:value-type="float">
            <text:p>221104</text:p>
          </table:table-cell>
          <table:table-cell office:value-type="float" office:value="531160" calcext:value-type="float">
            <text:p>531160</text:p>
          </table:table-cell>
          <table:table-cell office:value-type="float" office:value="396131" calcext:value-type="float">
            <text:p>396131</text:p>
          </table:table-cell>
          <table:table-cell table:style-name="ce15" office:value-type="float" office:value="349414" calcext:value-type="float">
            <text:p>349414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824898" calcext:value-type="float">
            <text:p>824898</text:p>
          </table:table-cell>
          <table:table-cell office:value-type="float" office:value="509722" calcext:value-type="float">
            <text:p>509722</text:p>
          </table:table-cell>
          <table:table-cell office:value-type="float" office:value="525400" calcext:value-type="float">
            <text:p>525400</text:p>
          </table:table-cell>
          <table:table-cell office:value-type="float" office:value="990326" calcext:value-type="float">
            <text:p>990326</text:p>
          </table:table-cell>
          <table:table-cell table:style-name="ce15" office:value-type="float" office:value="904253" calcext:value-type="float">
            <text:p>904253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798021" calcext:value-type="float">
            <text:p>798021</text:p>
          </table:table-cell>
          <table:table-cell office:value-type="float" office:value="1164394" calcext:value-type="float">
            <text:p>1164394</text:p>
          </table:table-cell>
          <table:table-cell office:value-type="float" office:value="1130477" calcext:value-type="float">
            <text:p>1130477</text:p>
          </table:table-cell>
          <table:table-cell office:value-type="float" office:value="2348305" calcext:value-type="float">
            <text:p>2348305</text:p>
          </table:table-cell>
          <table:table-cell table:style-name="ce15" office:value-type="float" office:value="2335186" calcext:value-type="float">
            <text:p>2335186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568843" calcext:value-type="float">
            <text:p>1568843</text:p>
          </table:table-cell>
          <table:table-cell office:value-type="float" office:value="2848429" calcext:value-type="float">
            <text:p>2848429</text:p>
          </table:table-cell>
          <table:table-cell office:value-type="float" office:value="2729717" calcext:value-type="float">
            <text:p>2729717</text:p>
          </table:table-cell>
          <table:table-cell office:value-type="float" office:value="4351677" calcext:value-type="float">
            <text:p>4351677</text:p>
          </table:table-cell>
          <table:table-cell table:style-name="ce15" office:value-type="float" office:value="3473022" calcext:value-type="float">
            <text:p>3473022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604607" calcext:value-type="float">
            <text:p>2604607</text:p>
          </table:table-cell>
          <table:table-cell office:value-type="float" office:value="3615731" calcext:value-type="float">
            <text:p>3615731</text:p>
          </table:table-cell>
          <table:table-cell office:value-type="float" office:value="3824675" calcext:value-type="float">
            <text:p>3824675</text:p>
          </table:table-cell>
          <table:table-cell office:value-type="float" office:value="5149057" calcext:value-type="float">
            <text:p>5149057</text:p>
          </table:table-cell>
          <table:table-cell table:style-name="ce15" office:value-type="float" office:value="5021387" calcext:value-type="float">
            <text:p>5021387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666854" calcext:value-type="float">
            <text:p>4666854</text:p>
          </table:table-cell>
          <table:table-cell table:style-name="ce13" office:value-type="float" office:value="6563353" calcext:value-type="float">
            <text:p>6563353</text:p>
          </table:table-cell>
          <table:table-cell table:style-name="ce13" office:value-type="float" office:value="6302572" calcext:value-type="float">
            <text:p>6302572</text:p>
          </table:table-cell>
          <table:table-cell table:style-name="ce13" office:value-type="float" office:value="8313943" calcext:value-type="float">
            <text:p>8313943</text:p>
          </table:table-cell>
          <table:table-cell table:style-name="ce16" office:value-type="float" office:value="8421136" calcext:value-type="float">
            <text:p>842113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7">
            <text:p>Ascending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53436" calcext:value-type="float">
            <text:p>53436</text:p>
          </table:table-cell>
          <table:table-cell table:number-columns-repeated="2" table:style-name="ce12" office:value-type="float" office:value="9919" calcext:value-type="float">
            <text:p>9919</text:p>
          </table:table-cell>
          <table:table-cell table:style-name="ce12" office:value-type="float" office:value="8640" calcext:value-type="float">
            <text:p>8640</text:p>
          </table:table-cell>
          <table:table-cell table:style-name="ce14" office:value-type="float" office:value="16319" calcext:value-type="float">
            <text:p>16319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616274" calcext:value-type="float">
            <text:p>616274</text:p>
          </table:table-cell>
          <table:table-cell office:value-type="float" office:value="93113" calcext:value-type="float">
            <text:p>93113</text:p>
          </table:table-cell>
          <table:table-cell office:value-type="float" office:value="88634" calcext:value-type="float">
            <text:p>88634</text:p>
          </table:table-cell>
          <table:table-cell office:value-type="float" office:value="90553" calcext:value-type="float">
            <text:p>90553</text:p>
          </table:table-cell>
          <table:table-cell table:style-name="ce15" office:value-type="float" office:value="151028" calcext:value-type="float">
            <text:p>151028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942970" calcext:value-type="float">
            <text:p>942970</text:p>
          </table:table-cell>
          <table:table-cell office:value-type="float" office:value="206065" calcext:value-type="float">
            <text:p>206065</text:p>
          </table:table-cell>
          <table:table-cell office:value-type="float" office:value="204465" calcext:value-type="float">
            <text:p>204465</text:p>
          </table:table-cell>
          <table:table-cell office:value-type="float" office:value="223663" calcext:value-type="float">
            <text:p>223663</text:p>
          </table:table-cell>
          <table:table-cell table:style-name="ce15" office:value-type="float" office:value="355173" calcext:value-type="float">
            <text:p>355173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61071" calcext:value-type="float">
            <text:p>661071</text:p>
          </table:table-cell>
          <table:table-cell table:number-columns-repeated="2" office:value-type="float" office:value="401250" calcext:value-type="float">
            <text:p>401250</text:p>
          </table:table-cell>
          <table:table-cell office:value-type="float" office:value="399330" calcext:value-type="float">
            <text:p>399330</text:p>
          </table:table-cell>
          <table:table-cell table:style-name="ce15" office:value-type="float" office:value="749705" calcext:value-type="float">
            <text:p>749705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31101" calcext:value-type="float">
            <text:p>1331101</text:p>
          </table:table-cell>
          <table:table-cell office:value-type="float" office:value="1323102" calcext:value-type="float">
            <text:p>1323102</text:p>
          </table:table-cell>
          <table:table-cell office:value-type="float" office:value="1513808" calcext:value-type="float">
            <text:p>1513808</text:p>
          </table:table-cell>
          <table:table-cell office:value-type="float" office:value="1286945" calcext:value-type="float">
            <text:p>1286945</text:p>
          </table:table-cell>
          <table:table-cell table:style-name="ce15" office:value-type="float" office:value="2481416" calcext:value-type="float">
            <text:p>2481416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450698" calcext:value-type="float">
            <text:p>2450698</text:p>
          </table:table-cell>
          <table:table-cell office:value-type="float" office:value="2564609" calcext:value-type="float">
            <text:p>2564609</text:p>
          </table:table-cell>
          <table:table-cell office:value-type="float" office:value="2624445" calcext:value-type="float">
            <text:p>2624445</text:p>
          </table:table-cell>
          <table:table-cell office:value-type="float" office:value="2653563" calcext:value-type="float">
            <text:p>2653563</text:p>
          </table:table-cell>
          <table:table-cell table:style-name="ce15" office:value-type="float" office:value="2699000" calcext:value-type="float">
            <text:p>2699000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658214" calcext:value-type="float">
            <text:p>4658214</text:p>
          </table:table-cell>
          <table:table-cell table:style-name="ce13" office:value-type="float" office:value="2958500" calcext:value-type="float">
            <text:p>2958500</text:p>
          </table:table-cell>
          <table:table-cell table:style-name="ce13" office:value-type="float" office:value="3013536" calcext:value-type="float">
            <text:p>3013536</text:p>
          </table:table-cell>
          <table:table-cell table:style-name="ce13" office:value-type="float" office:value="2914344" calcext:value-type="float">
            <text:p>2914344</text:p>
          </table:table-cell>
          <table:table-cell table:style-name="ce16" office:value-type="float" office:value="3294155" calcext:value-type="float">
            <text:p>32941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7">
            <text:p>Reverse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42877" calcext:value-type="float">
            <text:p>42877</text:p>
          </table:table-cell>
          <table:table-cell table:style-name="ce12" office:value-type="float" office:value="15039" calcext:value-type="float">
            <text:p>15039</text:p>
          </table:table-cell>
          <table:table-cell table:style-name="ce12" office:value-type="float" office:value="15998" calcext:value-type="float">
            <text:p>15998</text:p>
          </table:table-cell>
          <table:table-cell table:style-name="ce12" office:value-type="float" office:value="18558" calcext:value-type="float">
            <text:p>18558</text:p>
          </table:table-cell>
          <table:table-cell table:style-name="ce14" office:value-type="float" office:value="21439" calcext:value-type="float">
            <text:p>21439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550359" calcext:value-type="float">
            <text:p>550359</text:p>
          </table:table-cell>
          <table:table-cell office:value-type="float" office:value="173107" calcext:value-type="float">
            <text:p>173107</text:p>
          </table:table-cell>
          <table:table-cell office:value-type="float" office:value="164468" calcext:value-type="float">
            <text:p>164468</text:p>
          </table:table-cell>
          <table:table-cell office:value-type="float" office:value="215664" calcext:value-type="float">
            <text:p>215664</text:p>
          </table:table-cell>
          <table:table-cell table:style-name="ce15" office:value-type="float" office:value="214703" calcext:value-type="float">
            <text:p>214703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927931" calcext:value-type="float">
            <text:p>927931</text:p>
          </table:table-cell>
          <table:table-cell office:value-type="float" office:value="351974" calcext:value-type="float">
            <text:p>351974</text:p>
          </table:table-cell>
          <table:table-cell office:value-type="float" office:value="350694" calcext:value-type="float">
            <text:p>350694</text:p>
          </table:table-cell>
          <table:table-cell office:value-type="float" office:value="406050" calcext:value-type="float">
            <text:p>406050</text:p>
          </table:table-cell>
          <table:table-cell table:style-name="ce15" office:value-type="float" office:value="477085" calcext:value-type="float">
            <text:p>477085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24914" calcext:value-type="float">
            <text:p>624914</text:p>
          </table:table-cell>
          <table:table-cell office:value-type="float" office:value="726666" calcext:value-type="float">
            <text:p>726666</text:p>
          </table:table-cell>
          <table:table-cell office:value-type="float" office:value="793542" calcext:value-type="float">
            <text:p>793542</text:p>
          </table:table-cell>
          <table:table-cell office:value-type="float" office:value="930491" calcext:value-type="float">
            <text:p>930491</text:p>
          </table:table-cell>
          <table:table-cell table:style-name="ce15" office:value-type="float" office:value="950009" calcext:value-type="float">
            <text:p>950009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03904" calcext:value-type="float">
            <text:p>1303904</text:p>
          </table:table-cell>
          <table:table-cell office:value-type="float" office:value="1999212" calcext:value-type="float">
            <text:p>1999212</text:p>
          </table:table-cell>
          <table:table-cell office:value-type="float" office:value="2359505" calcext:value-type="float">
            <text:p>2359505</text:p>
          </table:table-cell>
          <table:table-cell office:value-type="float" office:value="2550851" calcext:value-type="float">
            <text:p>2550851</text:p>
          </table:table-cell>
          <table:table-cell table:style-name="ce15" office:value-type="float" office:value="2492935" calcext:value-type="float">
            <text:p>2492935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390222" calcext:value-type="float">
            <text:p>2390222</text:p>
          </table:table-cell>
          <table:table-cell office:value-type="float" office:value="2703799" calcext:value-type="float">
            <text:p>2703799</text:p>
          </table:table-cell>
          <table:table-cell office:value-type="float" office:value="2673722" calcext:value-type="float">
            <text:p>2673722</text:p>
          </table:table-cell>
          <table:table-cell office:value-type="float" office:value="2835950" calcext:value-type="float">
            <text:p>2835950</text:p>
          </table:table-cell>
          <table:table-cell table:style-name="ce15" office:value-type="float" office:value="2737717" calcext:value-type="float">
            <text:p>2737717</text:p>
          </table:table-cell>
          <table:table-cell/>
          <table:table-cell table:style-name="ce17" office:value-type="string" calcext:value-type="string">
            <text:p>Reverse</text:p>
          </table:table-cell>
          <table:table-cell table:number-columns-repeated="7"/>
          <table:table-cell table:style-name="ce17" office:value-type="string" calcext:value-type="string">
            <text:p>Duplicates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540143" calcext:value-type="float">
            <text:p>4540143</text:p>
          </table:table-cell>
          <table:table-cell table:style-name="ce13" office:value-type="float" office:value="3210962" calcext:value-type="float">
            <text:p>3210962</text:p>
          </table:table-cell>
          <table:table-cell table:style-name="ce13" office:value-type="float" office:value="3337992" calcext:value-type="float">
            <text:p>3337992</text:p>
          </table:table-cell>
          <table:table-cell table:style-name="ce13" office:value-type="float" office:value="3229201" calcext:value-type="float">
            <text:p>3229201</text:p>
          </table:table-cell>
          <table:table-cell table:style-name="ce16" office:value-type="float" office:value="4938513" calcext:value-type="float">
            <text:p>49385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6">
            <text:p>Duplicates</text:p>
          </table:table-cell>
          <table:table-cell table:style-name="ce5" office:value-type="float" office:value="500" calcext:value-type="float">
            <text:p>500</text:p>
          </table:table-cell>
          <table:table-cell table:style-name="ce9" office:value-type="float" office:value="589396" calcext:value-type="float">
            <text:p>589396</text:p>
          </table:table-cell>
          <table:table-cell table:style-name="ce12" office:value-type="float" office:value="229103" calcext:value-type="float">
            <text:p>229103</text:p>
          </table:table-cell>
          <table:table-cell table:style-name="ce12" office:value-type="float" office:value="223663" calcext:value-type="float">
            <text:p>223663</text:p>
          </table:table-cell>
          <table:table-cell table:style-name="ce12" office:value-type="float" office:value="604435" calcext:value-type="float">
            <text:p>604435</text:p>
          </table:table-cell>
          <table:table-cell table:style-name="ce14" office:value-type="float" office:value="360933" calcext:value-type="float">
            <text:p>360933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634832" calcext:value-type="float">
            <text:p>634832</text:p>
          </table:table-cell>
          <table:table-cell office:value-type="float" office:value="601875" calcext:value-type="float">
            <text:p>601875</text:p>
          </table:table-cell>
          <table:table-cell office:value-type="float" office:value="504923" calcext:value-type="float">
            <text:p>504923</text:p>
          </table:table-cell>
          <table:table-cell office:value-type="float" office:value="1089519" calcext:value-type="float">
            <text:p>1089519</text:p>
          </table:table-cell>
          <table:table-cell table:style-name="ce15" office:value-type="float" office:value="944890" calcext:value-type="float">
            <text:p>944890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67150" calcext:value-type="float">
            <text:p>667150</text:p>
          </table:table-cell>
          <table:table-cell office:value-type="float" office:value="1252387" calcext:value-type="float">
            <text:p>1252387</text:p>
          </table:table-cell>
          <table:table-cell office:value-type="float" office:value="1163433" calcext:value-type="float">
            <text:p>1163433</text:p>
          </table:table-cell>
          <table:table-cell office:value-type="float" office:value="2481096" calcext:value-type="float">
            <text:p>2481096</text:p>
          </table:table-cell>
          <table:table-cell table:style-name="ce15" office:value-type="float" office:value="2166559" calcext:value-type="float">
            <text:p>2166559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48699" calcext:value-type="float">
            <text:p>1348699</text:p>
          </table:table-cell>
          <table:table-cell office:value-type="float" office:value="2800112" calcext:value-type="float">
            <text:p>2800112</text:p>
          </table:table-cell>
          <table:table-cell office:value-type="float" office:value="2769394" calcext:value-type="float">
            <text:p>2769394</text:p>
          </table:table-cell>
          <table:table-cell office:value-type="float" office:value="3299275" calcext:value-type="float">
            <text:p>3299275</text:p>
          </table:table-cell>
          <table:table-cell table:style-name="ce15" office:value-type="float" office:value="3620531" calcext:value-type="float">
            <text:p>3620531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583808" calcext:value-type="float">
            <text:p>2583808</text:p>
          </table:table-cell>
          <table:table-cell office:value-type="float" office:value="3581814" calcext:value-type="float">
            <text:p>3581814</text:p>
          </table:table-cell>
          <table:table-cell office:value-type="float" office:value="3684846" calcext:value-type="float">
            <text:p>3684846</text:p>
          </table:table-cell>
          <table:table-cell office:value-type="float" office:value="5498472" calcext:value-type="float">
            <text:p>5498472</text:p>
          </table:table-cell>
          <table:table-cell table:style-name="ce15" office:value-type="float" office:value="4995469" calcext:value-type="float">
            <text:p>4995469</text:p>
          </table:table-cell>
          <table:table-cell table:number-columns-repeated="1015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5164097" calcext:value-type="float">
            <text:p>5164097</text:p>
          </table:table-cell>
          <table:table-cell table:style-name="ce13" office:value-type="float" office:value="6507996" calcext:value-type="float">
            <text:p>6507996</text:p>
          </table:table-cell>
          <table:table-cell table:style-name="ce13" office:value-type="float" office:value="4965392" calcext:value-type="float">
            <text:p>4965392</text:p>
          </table:table-cell>
          <table:table-cell table:style-name="ce13" office:value-type="float" office:value="7923572" calcext:value-type="float">
            <text:p>7923572</text:p>
          </table:table-cell>
          <table:table-cell table:style-name="ce16" office:value-type="float" office:value="7496723" calcext:value-type="float">
            <text:p>7496723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ap</text:p>
          </table:table-cell>
          <table:table-cell table:style-name="ce4" office:value-type="string" calcext:value-type="string">
            <text:p>Shell 2</text:p>
          </table:table-cell>
          <table:table-cell table:style-name="ce4" office:value-type="string" calcext:value-type="string">
            <text:p>Inser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7">
            <text:p>Random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101432" calcext:value-type="float">
            <text:p>101432</text:p>
          </table:table-cell>
          <table:table-cell table:style-name="ce12" office:value-type="float" office:value="28798" calcext:value-type="float">
            <text:p>28798</text:p>
          </table:table-cell>
          <table:table-cell table:style-name="ce14" office:value-type="float" office:value="75835" calcext:value-type="float">
            <text:p>75835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580757" calcext:value-type="float">
            <text:p>580757</text:p>
          </table:table-cell>
          <table:table-cell office:value-type="float" office:value="531160" calcext:value-type="float">
            <text:p>531160</text:p>
          </table:table-cell>
          <table:table-cell table:style-name="ce15" office:value-type="float" office:value="1737151" calcext:value-type="float">
            <text:p>1737151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824898" calcext:value-type="float">
            <text:p>824898</text:p>
          </table:table-cell>
          <table:table-cell office:value-type="float" office:value="525400" calcext:value-type="float">
            <text:p>525400</text:p>
          </table:table-cell>
          <table:table-cell table:style-name="ce15" office:value-type="float" office:value="2587008" calcext:value-type="float">
            <text:p>2587008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798021" calcext:value-type="float">
            <text:p>798021</text:p>
          </table:table-cell>
          <table:table-cell office:value-type="float" office:value="1130477" calcext:value-type="float">
            <text:p>1130477</text:p>
          </table:table-cell>
          <table:table-cell table:style-name="ce15" office:value-type="float" office:value="4720610" calcext:value-type="float">
            <text:p>4720610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568843" calcext:value-type="float">
            <text:p>1568843</text:p>
          </table:table-cell>
          <table:table-cell office:value-type="float" office:value="2729717" calcext:value-type="float">
            <text:p>2729717</text:p>
          </table:table-cell>
          <table:table-cell table:style-name="ce15" office:value-type="float" office:value="12892483" calcext:value-type="float">
            <text:p>12892483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604607" calcext:value-type="float">
            <text:p>2604607</text:p>
          </table:table-cell>
          <table:table-cell office:value-type="float" office:value="3824675" calcext:value-type="float">
            <text:p>3824675</text:p>
          </table:table-cell>
          <table:table-cell table:style-name="ce15" office:value-type="float" office:value="33843568" calcext:value-type="float">
            <text:p>33843568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666854" calcext:value-type="float">
            <text:p>4666854</text:p>
          </table:table-cell>
          <table:table-cell table:style-name="ce13" office:value-type="float" office:value="6302572" calcext:value-type="float">
            <text:p>6302572</text:p>
          </table:table-cell>
          <table:table-cell table:style-name="ce16" office:value-type="float" office:value="121029415" calcext:value-type="float">
            <text:p>1210294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7">
            <text:p>Ascending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53436" calcext:value-type="float">
            <text:p>53436</text:p>
          </table:table-cell>
          <table:table-cell table:style-name="ce12" office:value-type="float" office:value="9919" calcext:value-type="float">
            <text:p>9919</text:p>
          </table:table-cell>
          <table:table-cell table:style-name="ce14" office:value-type="float" office:value="6720" calcext:value-type="float">
            <text:p>6720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616274" calcext:value-type="float">
            <text:p>616274</text:p>
          </table:table-cell>
          <table:table-cell office:value-type="float" office:value="88634" calcext:value-type="float">
            <text:p>88634</text:p>
          </table:table-cell>
          <table:table-cell table:style-name="ce15" office:value-type="float" office:value="22718" calcext:value-type="float">
            <text:p>22718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7"/>
          <table:table-cell office:value-type="string" calcext:value-type="string">
            <text:p>Ascending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942970" calcext:value-type="float">
            <text:p>942970</text:p>
          </table:table-cell>
          <table:table-cell office:value-type="float" office:value="204465" calcext:value-type="float">
            <text:p>204465</text:p>
          </table:table-cell>
          <table:table-cell table:style-name="ce15" office:value-type="float" office:value="40958" calcext:value-type="float">
            <text:p>40958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61071" calcext:value-type="float">
            <text:p>661071</text:p>
          </table:table-cell>
          <table:table-cell office:value-type="float" office:value="401250" calcext:value-type="float">
            <text:p>401250</text:p>
          </table:table-cell>
          <table:table-cell table:style-name="ce15" office:value-type="float" office:value="76474" calcext:value-type="float">
            <text:p>76474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31101" calcext:value-type="float">
            <text:p>1331101</text:p>
          </table:table-cell>
          <table:table-cell office:value-type="float" office:value="1513808" calcext:value-type="float">
            <text:p>1513808</text:p>
          </table:table-cell>
          <table:table-cell table:style-name="ce15" office:value-type="float" office:value="250541" calcext:value-type="float">
            <text:p>250541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450698" calcext:value-type="float">
            <text:p>2450698</text:p>
          </table:table-cell>
          <table:table-cell office:value-type="float" office:value="2624445" calcext:value-type="float">
            <text:p>2624445</text:p>
          </table:table-cell>
          <table:table-cell table:style-name="ce15" office:value-type="float" office:value="352934" calcext:value-type="float">
            <text:p>352934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658214" calcext:value-type="float">
            <text:p>4658214</text:p>
          </table:table-cell>
          <table:table-cell table:style-name="ce13" office:value-type="float" office:value="3013536" calcext:value-type="float">
            <text:p>3013536</text:p>
          </table:table-cell>
          <table:table-cell table:style-name="ce16" office:value-type="float" office:value="1000886" calcext:value-type="float">
            <text:p>10008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7">
            <text:p>Reverse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42877" calcext:value-type="float">
            <text:p>42877</text:p>
          </table:table-cell>
          <table:table-cell table:style-name="ce12" office:value-type="float" office:value="15998" calcext:value-type="float">
            <text:p>15998</text:p>
          </table:table-cell>
          <table:table-cell table:style-name="ce14" office:value-type="float" office:value="45117" calcext:value-type="float">
            <text:p>45117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550359" calcext:value-type="float">
            <text:p>550359</text:p>
          </table:table-cell>
          <table:table-cell office:value-type="float" office:value="164468" calcext:value-type="float">
            <text:p>164468</text:p>
          </table:table-cell>
          <table:table-cell table:style-name="ce15" office:value-type="float" office:value="2309909" calcext:value-type="float">
            <text:p>2309909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927931" calcext:value-type="float">
            <text:p>927931</text:p>
          </table:table-cell>
          <table:table-cell office:value-type="float" office:value="350694" calcext:value-type="float">
            <text:p>350694</text:p>
          </table:table-cell>
          <table:table-cell table:style-name="ce15" office:value-type="float" office:value="3361351" calcext:value-type="float">
            <text:p>3361351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24914" calcext:value-type="float">
            <text:p>624914</text:p>
          </table:table-cell>
          <table:table-cell office:value-type="float" office:value="793542" calcext:value-type="float">
            <text:p>793542</text:p>
          </table:table-cell>
          <table:table-cell table:style-name="ce15" office:value-type="float" office:value="4948432" calcext:value-type="float">
            <text:p>4948432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03904" calcext:value-type="float">
            <text:p>1303904</text:p>
          </table:table-cell>
          <table:table-cell office:value-type="float" office:value="2359505" calcext:value-type="float">
            <text:p>2359505</text:p>
          </table:table-cell>
          <table:table-cell table:style-name="ce15" office:value-type="float" office:value="13326370" calcext:value-type="float">
            <text:p>13326370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390222" calcext:value-type="float">
            <text:p>2390222</text:p>
          </table:table-cell>
          <table:table-cell office:value-type="float" office:value="2673722" calcext:value-type="float">
            <text:p>2673722</text:p>
          </table:table-cell>
          <table:table-cell table:style-name="ce15" office:value-type="float" office:value="44892667" calcext:value-type="float">
            <text:p>44892667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540143" calcext:value-type="float">
            <text:p>4540143</text:p>
          </table:table-cell>
          <table:table-cell table:style-name="ce13" office:value-type="float" office:value="3337992" calcext:value-type="float">
            <text:p>3337992</text:p>
          </table:table-cell>
          <table:table-cell table:style-name="ce16" office:value-type="float" office:value="130438956" calcext:value-type="float">
            <text:p>1304389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6">
            <text:p>Duplicates</text:p>
          </table:table-cell>
          <table:table-cell table:style-name="ce5" office:value-type="float" office:value="500" calcext:value-type="float">
            <text:p>500</text:p>
          </table:table-cell>
          <table:table-cell table:style-name="ce9" office:value-type="float" office:value="589396" calcext:value-type="float">
            <text:p>589396</text:p>
          </table:table-cell>
          <table:table-cell table:style-name="ce12" office:value-type="float" office:value="223663" calcext:value-type="float">
            <text:p>223663</text:p>
          </table:table-cell>
          <table:table-cell table:style-name="ce14" office:value-type="float" office:value="1769789" calcext:value-type="float">
            <text:p>1769789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634832" calcext:value-type="float">
            <text:p>634832</text:p>
          </table:table-cell>
          <table:table-cell office:value-type="float" office:value="504923" calcext:value-type="float">
            <text:p>504923</text:p>
          </table:table-cell>
          <table:table-cell table:style-name="ce15" office:value-type="float" office:value="2556611" calcext:value-type="float">
            <text:p>2556611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67150" calcext:value-type="float">
            <text:p>667150</text:p>
          </table:table-cell>
          <table:table-cell office:value-type="float" office:value="1163433" calcext:value-type="float">
            <text:p>1163433</text:p>
          </table:table-cell>
          <table:table-cell table:style-name="ce15" office:value-type="float" office:value="4514225" calcext:value-type="float">
            <text:p>4514225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48699" calcext:value-type="float">
            <text:p>1348699</text:p>
          </table:table-cell>
          <table:table-cell office:value-type="float" office:value="2769394" calcext:value-type="float">
            <text:p>2769394</text:p>
          </table:table-cell>
          <table:table-cell table:style-name="ce15" office:value-type="float" office:value="9953821" calcext:value-type="float">
            <text:p>9953821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583808" calcext:value-type="float">
            <text:p>2583808</text:p>
          </table:table-cell>
          <table:table-cell office:value-type="float" office:value="3684846" calcext:value-type="float">
            <text:p>3684846</text:p>
          </table:table-cell>
          <table:table-cell table:style-name="ce15" office:value-type="float" office:value="34179862" calcext:value-type="float">
            <text:p>34179862</text:p>
          </table:table-cell>
          <table:table-cell table:number-columns-repeated="1017"/>
        </table:table-row>
        <table:table-row table:style-name="ro1">
          <table:covered-table-cell table:style-name="ce18"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5164097" calcext:value-type="float">
            <text:p>5164097</text:p>
          </table:table-cell>
          <table:table-cell table:style-name="ce13" office:value-type="float" office:value="4965392" calcext:value-type="float">
            <text:p>4965392</text:p>
          </table:table-cell>
          <table:table-cell table:style-name="ce16" office:value-type="float" office:value="67816085" calcext:value-type="float">
            <text:p>6781608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table:style-name="ce17" office:value-type="string" calcext:value-type="string">
            <text:p>Reverse</text:p>
          </table:table-cell>
          <table:table-cell table:number-columns-repeated="7"/>
          <table:table-cell table:style-name="ce17" office:value-type="string" calcext:value-type="string">
            <text:p>Duplicates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ap</text:p>
          </table:table-cell>
          <table:table-cell table:style-name="ce4" office:value-type="string" calcext:value-type="string">
            <text:p>Shell 2</text:p>
          </table:table-cell>
          <table:table-cell table:style-name="ce4" office:value-type="string" calcext:value-type="string">
            <text:p>nlog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9" office:value-type="float" office:value="101432" calcext:value-type="float">
            <text:p>101432</text:p>
          </table:table-cell>
          <table:table-cell table:style-name="ce12" office:value-type="float" office:value="28798" calcext:value-type="float">
            <text:p>28798</text:p>
          </table:table-cell>
          <table:table-cell table:style-name="ce32" table:formula="of:=16*[.B65]*LOG([.B65];2)+2000000" office:value-type="float" office:value="2004515.08495182" calcext:value-type="float">
            <text:p>2,004,515.08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580757" calcext:value-type="float">
            <text:p>580757</text:p>
          </table:table-cell>
          <table:table-cell office:value-type="float" office:value="531160" calcext:value-type="float">
            <text:p>531160</text:p>
          </table:table-cell>
          <table:table-cell table:style-name="ce32" table:formula="of:=16*[.B66]*LOG([.B66];2)+2000000" office:value-type="float" office:value="2071726.2742773" calcext:value-type="float">
            <text:p>2,071,726.2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824898" calcext:value-type="float">
            <text:p>824898</text:p>
          </table:table-cell>
          <table:table-cell office:value-type="float" office:value="525400" calcext:value-type="float">
            <text:p>525400</text:p>
          </table:table-cell>
          <table:table-cell table:style-name="ce32" table:formula="of:=16*[.B67]*LOG([.B67];2)+2000000" office:value-type="float" office:value="2159452.54855459" calcext:value-type="float">
            <text:p>2,159,452.5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798021" calcext:value-type="float">
            <text:p>798021</text:p>
          </table:table-cell>
          <table:table-cell office:value-type="float" office:value="1130477" calcext:value-type="float">
            <text:p>1130477</text:p>
          </table:table-cell>
          <table:table-cell table:style-name="ce32" table:formula="of:=16*[.B68]*LOG([.B68];2)+2000000" office:value-type="float" office:value="2350905.09710919" calcext:value-type="float">
            <text:p>2,350,905.1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568843" calcext:value-type="float">
            <text:p>1568843</text:p>
          </table:table-cell>
          <table:table-cell office:value-type="float" office:value="2729717" calcext:value-type="float">
            <text:p>2729717</text:p>
          </table:table-cell>
          <table:table-cell table:style-name="ce32" table:formula="of:=16*[.B69]*LOG([.B69];2)+2000000" office:value-type="float" office:value="2983016.99036396" calcext:value-type="float">
            <text:p>2,983,016.9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604607" calcext:value-type="float">
            <text:p>2604607</text:p>
          </table:table-cell>
          <table:table-cell office:value-type="float" office:value="3824675" calcext:value-type="float">
            <text:p>3824675</text:p>
          </table:table-cell>
          <table:table-cell table:style-name="ce32" table:formula="of:=16*[.B70]*LOG([.B70];2)+2000000" office:value-type="float" office:value="4126033.98072791" calcext:value-type="float">
            <text:p>4,126,033.98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666854" calcext:value-type="float">
            <text:p>4666854</text:p>
          </table:table-cell>
          <table:table-cell table:style-name="ce13" office:value-type="float" office:value="6302572" calcext:value-type="float">
            <text:p>6302572</text:p>
          </table:table-cell>
          <table:table-cell table:style-name="ce32" table:formula="of:=16*[.B71]*LOG([.B71];2)+2000000" office:value-type="float" office:value="6572067.96145582" calcext:value-type="float">
            <text:p>6,572,067.96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9" office:value-type="float" office:value="53436" calcext:value-type="float">
            <text:p>53436</text:p>
          </table:table-cell>
          <table:table-cell table:style-name="ce12" office:value-type="float" office:value="9919" calcext:value-type="float">
            <text:p>9919</text:p>
          </table:table-cell>
          <table:table-cell table:style-name="ce32" table:formula="of:=[.B72]*LOG([.B72];2)" office:value-type="float" office:value="282.192809488736" calcext:value-type="float">
            <text:p>282.1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616274" calcext:value-type="float">
            <text:p>616274</text:p>
          </table:table-cell>
          <table:table-cell office:value-type="float" office:value="88634" calcext:value-type="float">
            <text:p>88634</text:p>
          </table:table-cell>
          <table:table-cell table:style-name="ce32" table:formula="of:=[.B73]*LOG([.B73];2)" office:value-type="float" office:value="4482.89214233104" calcext:value-type="float">
            <text:p>4,482.8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942970" calcext:value-type="float">
            <text:p>942970</text:p>
          </table:table-cell>
          <table:table-cell office:value-type="float" office:value="204465" calcext:value-type="float">
            <text:p>204465</text:p>
          </table:table-cell>
          <table:table-cell table:style-name="ce32" table:formula="of:=[.B74]*LOG([.B74];2)" office:value-type="float" office:value="9965.78428466209" calcext:value-type="float">
            <text:p>9,965.78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61071" calcext:value-type="float">
            <text:p>661071</text:p>
          </table:table-cell>
          <table:table-cell office:value-type="float" office:value="401250" calcext:value-type="float">
            <text:p>401250</text:p>
          </table:table-cell>
          <table:table-cell table:style-name="ce32" table:formula="of:=[.B75]*LOG([.B75];2)" office:value-type="float" office:value="21931.5685693242" calcext:value-type="float">
            <text:p>21,931.5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31101" calcext:value-type="float">
            <text:p>1331101</text:p>
          </table:table-cell>
          <table:table-cell office:value-type="float" office:value="1513808" calcext:value-type="float">
            <text:p>1513808</text:p>
          </table:table-cell>
          <table:table-cell table:style-name="ce32" table:formula="of:=[.B76]*LOG([.B76];2)" office:value-type="float" office:value="61438.5618977473" calcext:value-type="float">
            <text:p>61,438.56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450698" calcext:value-type="float">
            <text:p>2450698</text:p>
          </table:table-cell>
          <table:table-cell office:value-type="float" office:value="2624445" calcext:value-type="float">
            <text:p>2624445</text:p>
          </table:table-cell>
          <table:table-cell table:style-name="ce32" table:formula="of:=[.B77]*LOG([.B77];2)" office:value-type="float" office:value="132877.123795495" calcext:value-type="float">
            <text:p>132,877.12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658214" calcext:value-type="float">
            <text:p>4658214</text:p>
          </table:table-cell>
          <table:table-cell table:style-name="ce13" office:value-type="float" office:value="3013536" calcext:value-type="float">
            <text:p>3013536</text:p>
          </table:table-cell>
          <table:table-cell table:style-name="ce32" table:formula="of:=[.B78]*LOG([.B78];2)" office:value-type="float" office:value="285754.247590989" calcext:value-type="float">
            <text:p>285,754.2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9" office:value-type="float" office:value="42877" calcext:value-type="float">
            <text:p>42877</text:p>
          </table:table-cell>
          <table:table-cell table:style-name="ce12" office:value-type="float" office:value="15998" calcext:value-type="float">
            <text:p>15998</text:p>
          </table:table-cell>
          <table:table-cell table:style-name="ce32" table:formula="of:=[.B79]*LOG([.B79];2)" office:value-type="float" office:value="282.192809488736" calcext:value-type="float">
            <text:p>282.1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550359" calcext:value-type="float">
            <text:p>550359</text:p>
          </table:table-cell>
          <table:table-cell office:value-type="float" office:value="164468" calcext:value-type="float">
            <text:p>164468</text:p>
          </table:table-cell>
          <table:table-cell table:style-name="ce32" table:formula="of:=[.B80]*LOG([.B80];2)" office:value-type="float" office:value="4482.89214233104" calcext:value-type="float">
            <text:p>4,482.8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927931" calcext:value-type="float">
            <text:p>927931</text:p>
          </table:table-cell>
          <table:table-cell office:value-type="float" office:value="350694" calcext:value-type="float">
            <text:p>350694</text:p>
          </table:table-cell>
          <table:table-cell table:style-name="ce32" table:formula="of:=[.B81]*LOG([.B81];2)" office:value-type="float" office:value="9965.78428466209" calcext:value-type="float">
            <text:p>9,965.78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24914" calcext:value-type="float">
            <text:p>624914</text:p>
          </table:table-cell>
          <table:table-cell office:value-type="float" office:value="793542" calcext:value-type="float">
            <text:p>793542</text:p>
          </table:table-cell>
          <table:table-cell table:style-name="ce32" table:formula="of:=[.B82]*LOG([.B82];2)" office:value-type="float" office:value="21931.5685693242" calcext:value-type="float">
            <text:p>21,931.5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03904" calcext:value-type="float">
            <text:p>1303904</text:p>
          </table:table-cell>
          <table:table-cell office:value-type="float" office:value="2359505" calcext:value-type="float">
            <text:p>2359505</text:p>
          </table:table-cell>
          <table:table-cell table:style-name="ce32" table:formula="of:=[.B83]*LOG([.B83];2)" office:value-type="float" office:value="61438.5618977473" calcext:value-type="float">
            <text:p>61,438.56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390222" calcext:value-type="float">
            <text:p>2390222</text:p>
          </table:table-cell>
          <table:table-cell office:value-type="float" office:value="2673722" calcext:value-type="float">
            <text:p>2673722</text:p>
          </table:table-cell>
          <table:table-cell table:style-name="ce32" table:formula="of:=[.B84]*LOG([.B84];2)" office:value-type="float" office:value="132877.123795495" calcext:value-type="float">
            <text:p>132,877.12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4540143" calcext:value-type="float">
            <text:p>4540143</text:p>
          </table:table-cell>
          <table:table-cell table:style-name="ce13" office:value-type="float" office:value="3337992" calcext:value-type="float">
            <text:p>3337992</text:p>
          </table:table-cell>
          <table:table-cell table:style-name="ce32" table:formula="of:=[.B85]*LOG([.B85];2)" office:value-type="float" office:value="285754.247590989" calcext:value-type="float">
            <text:p>285,754.2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500" calcext:value-type="float">
            <text:p>500</text:p>
          </table:table-cell>
          <table:table-cell table:style-name="ce9" office:value-type="float" office:value="589396" calcext:value-type="float">
            <text:p>589396</text:p>
          </table:table-cell>
          <table:table-cell table:style-name="ce12" office:value-type="float" office:value="223663" calcext:value-type="float">
            <text:p>223663</text:p>
          </table:table-cell>
          <table:table-cell table:style-name="ce32" table:formula="of:=[.B86]*LOG([.B86];2)" office:value-type="float" office:value="4482.89214233104" calcext:value-type="float">
            <text:p>4,482.8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10" office:value-type="float" office:value="634832" calcext:value-type="float">
            <text:p>634832</text:p>
          </table:table-cell>
          <table:table-cell office:value-type="float" office:value="504923" calcext:value-type="float">
            <text:p>504923</text:p>
          </table:table-cell>
          <table:table-cell table:style-name="ce32" table:formula="of:=[.B87]*LOG([.B87];2)" office:value-type="float" office:value="9965.78428466209" calcext:value-type="float">
            <text:p>9,965.78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style-name="ce10" office:value-type="float" office:value="667150" calcext:value-type="float">
            <text:p>667150</text:p>
          </table:table-cell>
          <table:table-cell office:value-type="float" office:value="1163433" calcext:value-type="float">
            <text:p>1163433</text:p>
          </table:table-cell>
          <table:table-cell table:style-name="ce32" table:formula="of:=[.B88]*LOG([.B88];2)" office:value-type="float" office:value="21931.5685693242" calcext:value-type="float">
            <text:p>21,931.5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000" calcext:value-type="float">
            <text:p>5000</text:p>
          </table:table-cell>
          <table:table-cell table:style-name="ce10" office:value-type="float" office:value="1348699" calcext:value-type="float">
            <text:p>1348699</text:p>
          </table:table-cell>
          <table:table-cell office:value-type="float" office:value="2769394" calcext:value-type="float">
            <text:p>2769394</text:p>
          </table:table-cell>
          <table:table-cell table:style-name="ce32" table:formula="of:=[.B89]*LOG([.B89];2)" office:value-type="float" office:value="61438.5618977473" calcext:value-type="float">
            <text:p>61,438.56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0000" calcext:value-type="float">
            <text:p>10000</text:p>
          </table:table-cell>
          <table:table-cell table:style-name="ce10" office:value-type="float" office:value="2583808" calcext:value-type="float">
            <text:p>2583808</text:p>
          </table:table-cell>
          <table:table-cell office:value-type="float" office:value="3684846" calcext:value-type="float">
            <text:p>3684846</text:p>
          </table:table-cell>
          <table:table-cell table:style-name="ce32" table:formula="of:=[.B90]*LOG([.B90];2)" office:value-type="float" office:value="132877.123795495" calcext:value-type="float">
            <text:p>132,877.12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000" calcext:value-type="float">
            <text:p>20000</text:p>
          </table:table-cell>
          <table:table-cell table:style-name="ce11" office:value-type="float" office:value="5164097" calcext:value-type="float">
            <text:p>5164097</text:p>
          </table:table-cell>
          <table:table-cell table:style-name="ce13" office:value-type="float" office:value="4965392" calcext:value-type="float">
            <text:p>4965392</text:p>
          </table:table-cell>
          <table:table-cell table:style-name="ce32" table:formula="of:=[.B91]*LOG([.B91];2)" office:value-type="float" office:value="285754.247590989" calcext:value-type="float">
            <text:p>285,754.25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20:23:14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44:17.078000000</meta:creation-date>
    <dc:date>2018-08-14T21:30:54.348000000</dc:date>
    <meta:editing-duration>PT1H46M39S</meta:editing-duration>
    <meta:editing-cycles>12</meta:editing-cycles>
    <meta:generator>LibreOffice/6.0.1.1$Windows_X86_64 LibreOffice_project/60bfb1526849283ce2491346ed2aa51c465abfe6</meta:generator>
    <meta:document-statistic meta:table-count="1" meta:cell-count="40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2.356cm" svg:y="2.705cm" style:legend-expansion="high" chart:style-name="ch2"/>
        <chart:plot-area chart:style-name="ch3" table:cell-range-address="Sheet1.B3:Sheet1.G9 Sheet1.C2:Sheet1.G2" chart:data-source-has-labels="row" svg:x="0.32cm" svg:y="0.179cm" svg:width="11.716cm" svg:height="8.639cm">
          <chartooo:coordinate-region svg:x="1.867cm" svg:y="0.378cm" svg:width="9.70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" chart:label-cell-address="Sheet1.C2:Sheet1.C2" chart:class="chart:scatter">
            <chart:domain table:cell-range-address="Sheet1.B3:Sheet1.B9"/>
            <chart:regression-curve chart:style-name="ch8">
              <chart:equation chart:display-equation="true" chart:display-r-square="true" svg:x="4.938cm" svg:y="6.436cm" chart:style-name="ch9"/>
            </chart:regression-curve>
            <chart:data-point chart:repeated="7"/>
          </chart:series>
          <chart:series chart:style-name="ch10" chart:values-cell-range-address="Sheet1.D3:Sheet1.D9" chart:label-cell-address="Sheet1.D2:Sheet1.D2" chart:class="chart:scatter">
            <chart:regression-curve chart:style-name="ch11">
              <chart:equation chart:display-equation="true" chart:display-r-square="true" svg:x="1.914cm" svg:y="2.074cm" chart:style-name="ch9"/>
            </chart:regression-curve>
            <chart:data-point chart:repeated="7"/>
          </chart:series>
          <chart:series chart:style-name="ch12" chart:values-cell-range-address="Sheet1.E3:Sheet1.E9" chart:label-cell-address="Sheet1.E2:Sheet1.E2" chart:class="chart:scatter">
            <chart:data-point chart:repeated="7"/>
          </chart:series>
          <chart:series chart:style-name="ch13" chart:values-cell-range-address="Sheet1.F3:Sheet1.F9" chart:label-cell-address="Sheet1.F2:Sheet1.F2" chart:class="chart:scatter">
            <chart:data-point chart:repeated="7"/>
          </chart:series>
          <chart:series chart:style-name="ch14" chart:values-cell-range-address="Sheet1.G3:Sheet1.G9" chart:label-cell-address="Sheet1.G2:Sheet1.G2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2:Sheet1.C2</svg:desc>
                </draw:g>
              </table:table-cell>
              <table:table-cell office:value-type="string">
                <text:p>Shell 1</text:p>
                <draw:g>
                  <svg:desc>Sheet1.D2:Sheet1.D2</svg:desc>
                </draw:g>
              </table:table-cell>
              <table:table-cell office:value-type="string">
                <text:p>Shell 2</text:p>
                <draw:g>
                  <svg:desc>Sheet1.E2:Sheet1.E2</svg:desc>
                </draw:g>
              </table:table-cell>
              <table:table-cell office:value-type="string">
                <text:p>Shell 3</text:p>
                <draw:g>
                  <svg:desc>Sheet1.F2:Sheet1.F2</svg:desc>
                </draw:g>
              </table:table-cell>
              <table:table-cell office:value-type="string">
                <text:p>Shell 4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3:Sheet1.B9</svg:desc>
                </draw:g>
              </table:table-cell>
              <table:table-cell office:value-type="float" office:value="101432">
                <text:p>101432</text:p>
                <draw:g>
                  <svg:desc>Sheet1.C3:Sheet1.C9</svg:desc>
                </draw:g>
              </table:table-cell>
              <table:table-cell office:value-type="float" office:value="31357">
                <text:p>31357</text:p>
                <draw:g>
                  <svg:desc>Sheet1.D3:Sheet1.D9</svg:desc>
                </draw:g>
              </table:table-cell>
              <table:table-cell office:value-type="float" office:value="28798">
                <text:p>28798</text:p>
                <draw:g>
                  <svg:desc>Sheet1.E3:Sheet1.E9</svg:desc>
                </draw:g>
              </table:table-cell>
              <table:table-cell office:value-type="float" office:value="40317">
                <text:p>40317</text:p>
                <draw:g>
                  <svg:desc>Sheet1.F3:Sheet1.F9</svg:desc>
                </draw:g>
              </table:table-cell>
              <table:table-cell office:value-type="float" office:value="35838">
                <text:p>35838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80757">
                <text:p>580757</text:p>
              </table:table-cell>
              <table:table-cell office:value-type="float" office:value="221104">
                <text:p>221104</text:p>
              </table:table-cell>
              <table:table-cell office:value-type="float" office:value="531160">
                <text:p>531160</text:p>
              </table:table-cell>
              <table:table-cell office:value-type="float" office:value="396131">
                <text:p>396131</text:p>
              </table:table-cell>
              <table:table-cell office:value-type="float" office:value="349414">
                <text:p>349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824898">
                <text:p>824898</text:p>
              </table:table-cell>
              <table:table-cell office:value-type="float" office:value="509722">
                <text:p>509722</text:p>
              </table:table-cell>
              <table:table-cell office:value-type="float" office:value="525400">
                <text:p>525400</text:p>
              </table:table-cell>
              <table:table-cell office:value-type="float" office:value="990326">
                <text:p>990326</text:p>
              </table:table-cell>
              <table:table-cell office:value-type="float" office:value="904253">
                <text:p>904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98021">
                <text:p>798021</text:p>
              </table:table-cell>
              <table:table-cell office:value-type="float" office:value="1164394">
                <text:p>1164394</text:p>
              </table:table-cell>
              <table:table-cell office:value-type="float" office:value="1130477">
                <text:p>1130477</text:p>
              </table:table-cell>
              <table:table-cell office:value-type="float" office:value="2348305">
                <text:p>2348305</text:p>
              </table:table-cell>
              <table:table-cell office:value-type="float" office:value="2335186">
                <text:p>2335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568843">
                <text:p>1568843</text:p>
              </table:table-cell>
              <table:table-cell office:value-type="float" office:value="2848429">
                <text:p>2848429</text:p>
              </table:table-cell>
              <table:table-cell office:value-type="float" office:value="2729717">
                <text:p>2729717</text:p>
              </table:table-cell>
              <table:table-cell office:value-type="float" office:value="4351677">
                <text:p>4351677</text:p>
              </table:table-cell>
              <table:table-cell office:value-type="float" office:value="3473022">
                <text:p>3473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604607">
                <text:p>2604607</text:p>
              </table:table-cell>
              <table:table-cell office:value-type="float" office:value="3615731">
                <text:p>3615731</text:p>
              </table:table-cell>
              <table:table-cell office:value-type="float" office:value="3824675">
                <text:p>3824675</text:p>
              </table:table-cell>
              <table:table-cell office:value-type="float" office:value="5149057">
                <text:p>5149057</text:p>
              </table:table-cell>
              <table:table-cell office:value-type="float" office:value="5021387">
                <text:p>5021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666854">
                <text:p>4666854</text:p>
              </table:table-cell>
              <table:table-cell office:value-type="float" office:value="6563353">
                <text:p>6563353</text:p>
              </table:table-cell>
              <table:table-cell office:value-type="float" office:value="6302572">
                <text:p>6302572</text:p>
              </table:table-cell>
              <table:table-cell office:value-type="float" office:value="8313943">
                <text:p>8313943</text:p>
              </table:table-cell>
              <table:table-cell office:value-type="float" office:value="8421136">
                <text:p>8421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7cm" svg:y="2.707cm" style:legend-expansion="high" chart:style-name="ch2"/>
        <chart:plot-area chart:style-name="ch3" table:cell-range-address="Sheet1.B10:Sheet1.G16 Sheet1.C2:Sheet1.G2" chart:data-source-has-labels="row" svg:x="0.32cm" svg:y="0.18cm" svg:width="10.867cm" svg:height="8.64cm">
          <chartooo:coordinate-region svg:x="1.867cm" svg:y="0.379cm" svg:width="8.8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6" chart:label-cell-address="Sheet1.C2:Sheet1.C2" chart:class="chart:scatter">
            <chart:domain table:cell-range-address="Sheet1.B10:Sheet1.B16"/>
            <chart:regression-curve chart:style-name="ch8">
              <chart:equation chart:display-equation="true" chart:display-r-square="true" svg:x="3.7cm" svg:y="6.505cm" chart:style-name="ch9"/>
            </chart:regression-curve>
            <chart:data-point chart:repeated="7"/>
          </chart:series>
          <chart:series chart:style-name="ch10" chart:values-cell-range-address="Sheet1.D10:Sheet1.D16" chart:label-cell-address="Sheet1.D2:Sheet1.D2" chart:class="chart:scatter">
            <chart:regression-curve chart:style-name="ch11">
              <chart:equation chart:display-equation="true" chart:display-r-square="true" svg:x="1.876cm" svg:y="1.073cm" chart:style-name="ch9"/>
            </chart:regression-curve>
            <chart:data-point chart:repeated="7"/>
          </chart:series>
          <chart:series chart:style-name="ch12" chart:values-cell-range-address="Sheet1.E10:Sheet1.E16" chart:label-cell-address="Sheet1.E2:Sheet1.E2" chart:class="chart:scatter">
            <chart:data-point chart:repeated="7"/>
          </chart:series>
          <chart:series chart:style-name="ch13" chart:values-cell-range-address="Sheet1.F10:Sheet1.F16" chart:label-cell-address="Sheet1.F2:Sheet1.F2" chart:class="chart:scatter">
            <chart:data-point chart:repeated="7"/>
          </chart:series>
          <chart:series chart:style-name="ch14" chart:values-cell-range-address="Sheet1.G10:Sheet1.G16" chart:label-cell-address="Sheet1.G2:Sheet1.G2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2:Sheet1.C2</svg:desc>
                </draw:g>
              </table:table-cell>
              <table:table-cell office:value-type="string">
                <text:p>Shell 1</text:p>
                <draw:g>
                  <svg:desc>Sheet1.D2:Sheet1.D2</svg:desc>
                </draw:g>
              </table:table-cell>
              <table:table-cell office:value-type="string">
                <text:p>Shell 2</text:p>
                <draw:g>
                  <svg:desc>Sheet1.E2:Sheet1.E2</svg:desc>
                </draw:g>
              </table:table-cell>
              <table:table-cell office:value-type="string">
                <text:p>Shell 3</text:p>
                <draw:g>
                  <svg:desc>Sheet1.F2:Sheet1.F2</svg:desc>
                </draw:g>
              </table:table-cell>
              <table:table-cell office:value-type="string">
                <text:p>Shell 4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10:Sheet1.B16</svg:desc>
                </draw:g>
              </table:table-cell>
              <table:table-cell office:value-type="float" office:value="53436">
                <text:p>53436</text:p>
                <draw:g>
                  <svg:desc>Sheet1.C10:Sheet1.C16</svg:desc>
                </draw:g>
              </table:table-cell>
              <table:table-cell office:value-type="float" office:value="9919">
                <text:p>9919</text:p>
                <draw:g>
                  <svg:desc>Sheet1.D10:Sheet1.D16</svg:desc>
                </draw:g>
              </table:table-cell>
              <table:table-cell office:value-type="float" office:value="9919">
                <text:p>9919</text:p>
                <draw:g>
                  <svg:desc>Sheet1.E10:Sheet1.E16</svg:desc>
                </draw:g>
              </table:table-cell>
              <table:table-cell office:value-type="float" office:value="8640">
                <text:p>8640</text:p>
                <draw:g>
                  <svg:desc>Sheet1.F10:Sheet1.F16</svg:desc>
                </draw:g>
              </table:table-cell>
              <table:table-cell office:value-type="float" office:value="16319">
                <text:p>16319</text:p>
                <draw:g>
                  <svg:desc>Sheet1.G10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616274">
                <text:p>616274</text:p>
              </table:table-cell>
              <table:table-cell office:value-type="float" office:value="93113">
                <text:p>93113</text:p>
              </table:table-cell>
              <table:table-cell office:value-type="float" office:value="88634">
                <text:p>88634</text:p>
              </table:table-cell>
              <table:table-cell office:value-type="float" office:value="90553">
                <text:p>90553</text:p>
              </table:table-cell>
              <table:table-cell office:value-type="float" office:value="151028">
                <text:p>151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42970">
                <text:p>942970</text:p>
              </table:table-cell>
              <table:table-cell office:value-type="float" office:value="206065">
                <text:p>206065</text:p>
              </table:table-cell>
              <table:table-cell office:value-type="float" office:value="204465">
                <text:p>204465</text:p>
              </table:table-cell>
              <table:table-cell office:value-type="float" office:value="223663">
                <text:p>223663</text:p>
              </table:table-cell>
              <table:table-cell office:value-type="float" office:value="355173">
                <text:p>355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61071">
                <text:p>661071</text:p>
              </table:table-cell>
              <table:table-cell office:value-type="float" office:value="401250">
                <text:p>401250</text:p>
              </table:table-cell>
              <table:table-cell office:value-type="float" office:value="401250">
                <text:p>401250</text:p>
              </table:table-cell>
              <table:table-cell office:value-type="float" office:value="399330">
                <text:p>399330</text:p>
              </table:table-cell>
              <table:table-cell office:value-type="float" office:value="749705">
                <text:p>749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331101">
                <text:p>1331101</text:p>
              </table:table-cell>
              <table:table-cell office:value-type="float" office:value="1323102">
                <text:p>1323102</text:p>
              </table:table-cell>
              <table:table-cell office:value-type="float" office:value="1513808">
                <text:p>1513808</text:p>
              </table:table-cell>
              <table:table-cell office:value-type="float" office:value="1286945">
                <text:p>1286945</text:p>
              </table:table-cell>
              <table:table-cell office:value-type="float" office:value="2481416">
                <text:p>2481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450698">
                <text:p>2450698</text:p>
              </table:table-cell>
              <table:table-cell office:value-type="float" office:value="2564609">
                <text:p>2564609</text:p>
              </table:table-cell>
              <table:table-cell office:value-type="float" office:value="2624445">
                <text:p>2624445</text:p>
              </table:table-cell>
              <table:table-cell office:value-type="float" office:value="2653563">
                <text:p>2653563</text:p>
              </table:table-cell>
              <table:table-cell office:value-type="float" office:value="2699000">
                <text:p>269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658214">
                <text:p>4658214</text:p>
              </table:table-cell>
              <table:table-cell office:value-type="float" office:value="2958500">
                <text:p>2958500</text:p>
              </table:table-cell>
              <table:table-cell office:value-type="float" office:value="3013536">
                <text:p>3013536</text:p>
              </table:table-cell>
              <table:table-cell office:value-type="float" office:value="2914344">
                <text:p>2914344</text:p>
              </table:table-cell>
              <table:table-cell office:value-type="float" office:value="3294155">
                <text:p>3294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7cm" svg:y="2.707cm" style:legend-expansion="high" chart:style-name="ch2"/>
        <chart:plot-area chart:style-name="ch3" table:cell-range-address="Sheet1.B17:Sheet1.G23 Sheet1.C2:Sheet1.G2" chart:data-source-has-labels="row" svg:x="0.32cm" svg:y="0.18cm" svg:width="10.867cm" svg:height="8.64cm">
          <chartooo:coordinate-region svg:x="1.867cm" svg:y="0.38cm" svg:width="8.85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7:Sheet1.C23" chart:label-cell-address="Sheet1.C2:Sheet1.C2" chart:class="chart:scatter">
            <chart:domain table:cell-range-address="Sheet1.B17:Sheet1.B23"/>
            <chart:regression-curve chart:style-name="ch8">
              <chart:equation chart:display-equation="true" chart:display-r-square="true" svg:x="3.206cm" svg:y="6.98cm" chart:style-name="ch9"/>
            </chart:regression-curve>
            <chart:data-point chart:repeated="7"/>
          </chart:series>
          <chart:series chart:style-name="ch10" chart:values-cell-range-address="Sheet1.D17:Sheet1.D23" chart:label-cell-address="Sheet1.D2:Sheet1.D2" chart:class="chart:scatter">
            <chart:regression-curve chart:style-name="ch11">
              <chart:equation chart:display-equation="true" chart:display-r-square="true" svg:x="1.977cm" svg:y="1.812cm" chart:style-name="ch9"/>
            </chart:regression-curve>
            <chart:data-point chart:repeated="7"/>
          </chart:series>
          <chart:series chart:style-name="ch12" chart:values-cell-range-address="Sheet1.E17:Sheet1.E23" chart:label-cell-address="Sheet1.E2:Sheet1.E2" chart:class="chart:scatter">
            <chart:data-point chart:repeated="7"/>
          </chart:series>
          <chart:series chart:style-name="ch13" chart:values-cell-range-address="Sheet1.F17:Sheet1.F23" chart:label-cell-address="Sheet1.F2:Sheet1.F2" chart:class="chart:scatter">
            <chart:data-point chart:repeated="7"/>
          </chart:series>
          <chart:series chart:style-name="ch14" chart:values-cell-range-address="Sheet1.G17:Sheet1.G23" chart:label-cell-address="Sheet1.G2:Sheet1.G2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2:Sheet1.C2</svg:desc>
                </draw:g>
              </table:table-cell>
              <table:table-cell office:value-type="string">
                <text:p>Shell 1</text:p>
                <draw:g>
                  <svg:desc>Sheet1.D2:Sheet1.D2</svg:desc>
                </draw:g>
              </table:table-cell>
              <table:table-cell office:value-type="string">
                <text:p>Shell 2</text:p>
                <draw:g>
                  <svg:desc>Sheet1.E2:Sheet1.E2</svg:desc>
                </draw:g>
              </table:table-cell>
              <table:table-cell office:value-type="string">
                <text:p>Shell 3</text:p>
                <draw:g>
                  <svg:desc>Sheet1.F2:Sheet1.F2</svg:desc>
                </draw:g>
              </table:table-cell>
              <table:table-cell office:value-type="string">
                <text:p>Shell 4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17:Sheet1.B23</svg:desc>
                </draw:g>
              </table:table-cell>
              <table:table-cell office:value-type="float" office:value="42877">
                <text:p>42877</text:p>
                <draw:g>
                  <svg:desc>Sheet1.C17:Sheet1.C23</svg:desc>
                </draw:g>
              </table:table-cell>
              <table:table-cell office:value-type="float" office:value="15039">
                <text:p>15039</text:p>
                <draw:g>
                  <svg:desc>Sheet1.D17:Sheet1.D23</svg:desc>
                </draw:g>
              </table:table-cell>
              <table:table-cell office:value-type="float" office:value="15998">
                <text:p>15998</text:p>
                <draw:g>
                  <svg:desc>Sheet1.E17:Sheet1.E23</svg:desc>
                </draw:g>
              </table:table-cell>
              <table:table-cell office:value-type="float" office:value="18558">
                <text:p>18558</text:p>
                <draw:g>
                  <svg:desc>Sheet1.F17:Sheet1.F23</svg:desc>
                </draw:g>
              </table:table-cell>
              <table:table-cell office:value-type="float" office:value="21439">
                <text:p>21439</text:p>
                <draw:g>
                  <svg:desc>Sheet1.G17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50359">
                <text:p>550359</text:p>
              </table:table-cell>
              <table:table-cell office:value-type="float" office:value="173107">
                <text:p>173107</text:p>
              </table:table-cell>
              <table:table-cell office:value-type="float" office:value="164468">
                <text:p>164468</text:p>
              </table:table-cell>
              <table:table-cell office:value-type="float" office:value="215664">
                <text:p>215664</text:p>
              </table:table-cell>
              <table:table-cell office:value-type="float" office:value="214703">
                <text:p>214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27931">
                <text:p>927931</text:p>
              </table:table-cell>
              <table:table-cell office:value-type="float" office:value="351974">
                <text:p>351974</text:p>
              </table:table-cell>
              <table:table-cell office:value-type="float" office:value="350694">
                <text:p>350694</text:p>
              </table:table-cell>
              <table:table-cell office:value-type="float" office:value="406050">
                <text:p>406050</text:p>
              </table:table-cell>
              <table:table-cell office:value-type="float" office:value="477085">
                <text:p>477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24914">
                <text:p>624914</text:p>
              </table:table-cell>
              <table:table-cell office:value-type="float" office:value="726666">
                <text:p>726666</text:p>
              </table:table-cell>
              <table:table-cell office:value-type="float" office:value="793542">
                <text:p>793542</text:p>
              </table:table-cell>
              <table:table-cell office:value-type="float" office:value="930491">
                <text:p>930491</text:p>
              </table:table-cell>
              <table:table-cell office:value-type="float" office:value="950009">
                <text:p>95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303904">
                <text:p>1303904</text:p>
              </table:table-cell>
              <table:table-cell office:value-type="float" office:value="1999212">
                <text:p>1999212</text:p>
              </table:table-cell>
              <table:table-cell office:value-type="float" office:value="2359505">
                <text:p>2359505</text:p>
              </table:table-cell>
              <table:table-cell office:value-type="float" office:value="2550851">
                <text:p>2550851</text:p>
              </table:table-cell>
              <table:table-cell office:value-type="float" office:value="2492935">
                <text:p>2492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390222">
                <text:p>2390222</text:p>
              </table:table-cell>
              <table:table-cell office:value-type="float" office:value="2703799">
                <text:p>2703799</text:p>
              </table:table-cell>
              <table:table-cell office:value-type="float" office:value="2673722">
                <text:p>2673722</text:p>
              </table:table-cell>
              <table:table-cell office:value-type="float" office:value="2835950">
                <text:p>2835950</text:p>
              </table:table-cell>
              <table:table-cell office:value-type="float" office:value="2737717">
                <text:p>2737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540143">
                <text:p>4540143</text:p>
              </table:table-cell>
              <table:table-cell office:value-type="float" office:value="3210962">
                <text:p>3210962</text:p>
              </table:table-cell>
              <table:table-cell office:value-type="float" office:value="3337992">
                <text:p>3337992</text:p>
              </table:table-cell>
              <table:table-cell office:value-type="float" office:value="3229201">
                <text:p>3229201</text:p>
              </table:table-cell>
              <table:table-cell office:value-type="float" office:value="4938513">
                <text:p>4938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2.707cm" style:legend-expansion="high" chart:style-name="ch2"/>
        <chart:plot-area chart:style-name="ch3" table:cell-range-address="Sheet1.B24:Sheet1.G29 Sheet1.C2:Sheet1.G2" chart:data-source-has-labels="row" svg:x="0.32cm" svg:y="0.18cm" svg:width="11.714cm" svg:height="8.64cm">
          <chartooo:coordinate-region svg:x="1.867cm" svg:y="0.379cm" svg:width="9.7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4:Sheet1.C29" chart:label-cell-address="Sheet1.C2:Sheet1.C2" chart:class="chart:scatter">
            <chart:domain table:cell-range-address="Sheet1.B24:Sheet1.B29"/>
            <chart:regression-curve chart:style-name="ch8">
              <chart:equation chart:display-equation="true" chart:display-r-square="true" svg:x="5.09cm" svg:y="6.391cm" chart:style-name="ch9"/>
            </chart:regression-curve>
            <chart:data-point chart:repeated="6"/>
          </chart:series>
          <chart:series chart:style-name="ch10" chart:values-cell-range-address="Sheet1.D24:Sheet1.D29" chart:label-cell-address="Sheet1.D2:Sheet1.D2" chart:class="chart:scatter">
            <chart:regression-curve chart:style-name="ch11">
              <chart:equation chart:display-equation="true" chart:display-r-square="true" svg:x="2.062cm" svg:y="2.075cm" chart:style-name="ch9"/>
            </chart:regression-curve>
            <chart:data-point chart:repeated="6"/>
          </chart:series>
          <chart:series chart:style-name="ch12" chart:values-cell-range-address="Sheet1.E24:Sheet1.E29" chart:label-cell-address="Sheet1.E2:Sheet1.E2" chart:class="chart:scatter">
            <chart:data-point chart:repeated="6"/>
          </chart:series>
          <chart:series chart:style-name="ch13" chart:values-cell-range-address="Sheet1.F24:Sheet1.F29" chart:label-cell-address="Sheet1.F2:Sheet1.F2" chart:class="chart:scatter">
            <chart:data-point chart:repeated="6"/>
          </chart:series>
          <chart:series chart:style-name="ch14" chart:values-cell-range-address="Sheet1.G24:Sheet1.G29" chart:label-cell-address="Sheet1.G2:Sheet1.G2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2:Sheet1.C2</svg:desc>
                </draw:g>
              </table:table-cell>
              <table:table-cell office:value-type="string">
                <text:p>Shell 1</text:p>
                <draw:g>
                  <svg:desc>Sheet1.D2:Sheet1.D2</svg:desc>
                </draw:g>
              </table:table-cell>
              <table:table-cell office:value-type="string">
                <text:p>Shell 2</text:p>
                <draw:g>
                  <svg:desc>Sheet1.E2:Sheet1.E2</svg:desc>
                </draw:g>
              </table:table-cell>
              <table:table-cell office:value-type="string">
                <text:p>Shell 3</text:p>
                <draw:g>
                  <svg:desc>Sheet1.F2:Sheet1.F2</svg:desc>
                </draw:g>
              </table:table-cell>
              <table:table-cell office:value-type="string">
                <text:p>Shell 4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24:Sheet1.B29</svg:desc>
                </draw:g>
              </table:table-cell>
              <table:table-cell office:value-type="float" office:value="589396">
                <text:p>589396</text:p>
                <draw:g>
                  <svg:desc>Sheet1.C24:Sheet1.C29</svg:desc>
                </draw:g>
              </table:table-cell>
              <table:table-cell office:value-type="float" office:value="229103">
                <text:p>229103</text:p>
                <draw:g>
                  <svg:desc>Sheet1.D24:Sheet1.D29</svg:desc>
                </draw:g>
              </table:table-cell>
              <table:table-cell office:value-type="float" office:value="223663">
                <text:p>223663</text:p>
                <draw:g>
                  <svg:desc>Sheet1.E24:Sheet1.E29</svg:desc>
                </draw:g>
              </table:table-cell>
              <table:table-cell office:value-type="float" office:value="604435">
                <text:p>604435</text:p>
                <draw:g>
                  <svg:desc>Sheet1.F24:Sheet1.F29</svg:desc>
                </draw:g>
              </table:table-cell>
              <table:table-cell office:value-type="float" office:value="360933">
                <text:p>360933</text:p>
                <draw:g>
                  <svg:desc>Sheet1.G24:Sheet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34832">
                <text:p>634832</text:p>
              </table:table-cell>
              <table:table-cell office:value-type="float" office:value="601875">
                <text:p>601875</text:p>
              </table:table-cell>
              <table:table-cell office:value-type="float" office:value="504923">
                <text:p>504923</text:p>
              </table:table-cell>
              <table:table-cell office:value-type="float" office:value="1089519">
                <text:p>1089519</text:p>
              </table:table-cell>
              <table:table-cell office:value-type="float" office:value="944890">
                <text:p>9448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67150">
                <text:p>667150</text:p>
              </table:table-cell>
              <table:table-cell office:value-type="float" office:value="1252387">
                <text:p>1252387</text:p>
              </table:table-cell>
              <table:table-cell office:value-type="float" office:value="1163433">
                <text:p>1163433</text:p>
              </table:table-cell>
              <table:table-cell office:value-type="float" office:value="2481096">
                <text:p>2481096</text:p>
              </table:table-cell>
              <table:table-cell office:value-type="float" office:value="2166559">
                <text:p>2166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348699">
                <text:p>1348699</text:p>
              </table:table-cell>
              <table:table-cell office:value-type="float" office:value="2800112">
                <text:p>2800112</text:p>
              </table:table-cell>
              <table:table-cell office:value-type="float" office:value="2769394">
                <text:p>2769394</text:p>
              </table:table-cell>
              <table:table-cell office:value-type="float" office:value="3299275">
                <text:p>3299275</text:p>
              </table:table-cell>
              <table:table-cell office:value-type="float" office:value="3620531">
                <text:p>3620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583808">
                <text:p>2583808</text:p>
              </table:table-cell>
              <table:table-cell office:value-type="float" office:value="3581814">
                <text:p>3581814</text:p>
              </table:table-cell>
              <table:table-cell office:value-type="float" office:value="3684846">
                <text:p>3684846</text:p>
              </table:table-cell>
              <table:table-cell office:value-type="float" office:value="5498472">
                <text:p>5498472</text:p>
              </table:table-cell>
              <table:table-cell office:value-type="float" office:value="4995469">
                <text:p>4995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164097">
                <text:p>5164097</text:p>
              </table:table-cell>
              <table:table-cell office:value-type="float" office:value="6507996">
                <text:p>6507996</text:p>
              </table:table-cell>
              <table:table-cell office:value-type="float" office:value="4965392">
                <text:p>4965392</text:p>
              </table:table-cell>
              <table:table-cell office:value-type="float" office:value="7923572">
                <text:p>7923572</text:p>
              </table:table-cell>
              <table:table-cell office:value-type="float" office:value="7496723">
                <text:p>7496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3.703cm" style:legend-expansion="high" chart:style-name="ch2"/>
        <chart:plot-area chart:style-name="ch3" table:cell-range-address="Sheet1.B34:Sheet1.E40 Sheet1.C33:Sheet1.E33" chart:data-source-has-labels="row" svg:x="0.32cm" svg:y="0.18cm" svg:width="12.693cm" svg:height="8.64cm">
          <chartooo:coordinate-region svg:x="2.053cm" svg:y="0.38cm" svg:width="10.3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4:Sheet1.C40" chart:label-cell-address="Sheet1.C33:Sheet1.C33" chart:class="chart:scatter">
            <chart:domain table:cell-range-address="Sheet1.B34:Sheet1.B40"/>
            <chart:data-point chart:repeated="7"/>
          </chart:series>
          <chart:series chart:style-name="ch8" chart:values-cell-range-address="Sheet1.D34:Sheet1.D40" chart:label-cell-address="Sheet1.D33:Sheet1.D33" chart:class="chart:scatter">
            <chart:data-point chart:repeated="7"/>
          </chart:series>
          <chart:series chart:style-name="ch9" chart:values-cell-range-address="Sheet1.E34:Sheet1.E40" chart:label-cell-address="Sheet1.E33:Sheet1.E33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33:Sheet1.C33</svg:desc>
                </draw:g>
              </table:table-cell>
              <table:table-cell office:value-type="string">
                <text:p>Shell 2</text:p>
                <draw:g>
                  <svg:desc>Sheet1.D33:Sheet1.D33</svg:desc>
                </draw:g>
              </table:table-cell>
              <table:table-cell office:value-type="string">
                <text:p>Insertion</text:p>
                <draw:g>
                  <svg:desc>Sheet1.E33:Sheet1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34:Sheet1.B40</svg:desc>
                </draw:g>
              </table:table-cell>
              <table:table-cell office:value-type="float" office:value="101432">
                <text:p>101432</text:p>
                <draw:g>
                  <svg:desc>Sheet1.C34:Sheet1.C40</svg:desc>
                </draw:g>
              </table:table-cell>
              <table:table-cell office:value-type="float" office:value="28798">
                <text:p>28798</text:p>
                <draw:g>
                  <svg:desc>Sheet1.D34:Sheet1.D40</svg:desc>
                </draw:g>
              </table:table-cell>
              <table:table-cell office:value-type="float" office:value="75835">
                <text:p>75835</text:p>
                <draw:g>
                  <svg:desc>Sheet1.E34:Sheet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80757">
                <text:p>580757</text:p>
              </table:table-cell>
              <table:table-cell office:value-type="float" office:value="531160">
                <text:p>531160</text:p>
              </table:table-cell>
              <table:table-cell office:value-type="float" office:value="1737151">
                <text:p>173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824898">
                <text:p>824898</text:p>
              </table:table-cell>
              <table:table-cell office:value-type="float" office:value="525400">
                <text:p>525400</text:p>
              </table:table-cell>
              <table:table-cell office:value-type="float" office:value="2587008">
                <text:p>2587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98021">
                <text:p>798021</text:p>
              </table:table-cell>
              <table:table-cell office:value-type="float" office:value="1130477">
                <text:p>1130477</text:p>
              </table:table-cell>
              <table:table-cell office:value-type="float" office:value="4720610">
                <text:p>47206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568843">
                <text:p>1568843</text:p>
              </table:table-cell>
              <table:table-cell office:value-type="float" office:value="2729717">
                <text:p>2729717</text:p>
              </table:table-cell>
              <table:table-cell office:value-type="float" office:value="12892483">
                <text:p>12892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604607">
                <text:p>2604607</text:p>
              </table:table-cell>
              <table:table-cell office:value-type="float" office:value="3824675">
                <text:p>3824675</text:p>
              </table:table-cell>
              <table:table-cell office:value-type="float" office:value="33843568">
                <text:p>33843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666854">
                <text:p>4666854</text:p>
              </table:table-cell>
              <table:table-cell office:value-type="float" office:value="6302572">
                <text:p>6302572</text:p>
              </table:table-cell>
              <table:table-cell office:value-type="float" office:value="121029415">
                <text:p>121029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3.703cm" style:legend-expansion="high" chart:style-name="ch2"/>
        <chart:plot-area chart:style-name="ch3" table:cell-range-address="Sheet1.B41:Sheet1.E47 Sheet1.C33:Sheet1.E33" chart:data-source-has-labels="row" svg:x="0.32cm" svg:y="0.18cm" svg:width="12.693cm" svg:height="8.64cm">
          <chartooo:coordinate-region svg:x="1.867cm" svg:y="0.379cm" svg:width="10.68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1:Sheet1.C47" chart:label-cell-address="Sheet1.C33:Sheet1.C33" chart:class="chart:scatter">
            <chart:domain table:cell-range-address="Sheet1.B41:Sheet1.B47"/>
            <chart:data-point chart:repeated="7"/>
          </chart:series>
          <chart:series chart:style-name="ch8" chart:values-cell-range-address="Sheet1.D41:Sheet1.D47" chart:label-cell-address="Sheet1.D33:Sheet1.D33" chart:class="chart:scatter">
            <chart:data-point chart:repeated="7"/>
          </chart:series>
          <chart:series chart:style-name="ch9" chart:values-cell-range-address="Sheet1.E41:Sheet1.E47" chart:label-cell-address="Sheet1.E33:Sheet1.E33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33:Sheet1.C33</svg:desc>
                </draw:g>
              </table:table-cell>
              <table:table-cell office:value-type="string">
                <text:p>Shell 2</text:p>
                <draw:g>
                  <svg:desc>Sheet1.D33:Sheet1.D33</svg:desc>
                </draw:g>
              </table:table-cell>
              <table:table-cell office:value-type="string">
                <text:p>Insertion</text:p>
                <draw:g>
                  <svg:desc>Sheet1.E33:Sheet1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41:Sheet1.B47</svg:desc>
                </draw:g>
              </table:table-cell>
              <table:table-cell office:value-type="float" office:value="53436">
                <text:p>53436</text:p>
                <draw:g>
                  <svg:desc>Sheet1.C41:Sheet1.C47</svg:desc>
                </draw:g>
              </table:table-cell>
              <table:table-cell office:value-type="float" office:value="9919">
                <text:p>9919</text:p>
                <draw:g>
                  <svg:desc>Sheet1.D41:Sheet1.D47</svg:desc>
                </draw:g>
              </table:table-cell>
              <table:table-cell office:value-type="float" office:value="6720">
                <text:p>6720</text:p>
                <draw:g>
                  <svg:desc>Sheet1.E41:Sheet1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616274">
                <text:p>616274</text:p>
              </table:table-cell>
              <table:table-cell office:value-type="float" office:value="88634">
                <text:p>88634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42970">
                <text:p>942970</text:p>
              </table:table-cell>
              <table:table-cell office:value-type="float" office:value="204465">
                <text:p>204465</text:p>
              </table:table-cell>
              <table:table-cell office:value-type="float" office:value="40958">
                <text:p>40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61071">
                <text:p>661071</text:p>
              </table:table-cell>
              <table:table-cell office:value-type="float" office:value="401250">
                <text:p>401250</text:p>
              </table:table-cell>
              <table:table-cell office:value-type="float" office:value="76474">
                <text:p>76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331101">
                <text:p>1331101</text:p>
              </table:table-cell>
              <table:table-cell office:value-type="float" office:value="1513808">
                <text:p>1513808</text:p>
              </table:table-cell>
              <table:table-cell office:value-type="float" office:value="250541">
                <text:p>250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450698">
                <text:p>2450698</text:p>
              </table:table-cell>
              <table:table-cell office:value-type="float" office:value="2624445">
                <text:p>2624445</text:p>
              </table:table-cell>
              <table:table-cell office:value-type="float" office:value="352934">
                <text:p>352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658214">
                <text:p>4658214</text:p>
              </table:table-cell>
              <table:table-cell office:value-type="float" office:value="3013536">
                <text:p>3013536</text:p>
              </table:table-cell>
              <table:table-cell office:value-type="float" office:value="1000886">
                <text:p>1000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3.703cm" style:legend-expansion="high" chart:style-name="ch2"/>
        <chart:plot-area chart:style-name="ch3" table:cell-range-address="Sheet1.B48:Sheet1.E54 Sheet1.C33:Sheet1.E33" chart:data-source-has-labels="row" svg:x="0.32cm" svg:y="0.18cm" svg:width="12.693cm" svg:height="8.64cm">
          <chartooo:coordinate-region svg:x="2.053cm" svg:y="0.38cm" svg:width="10.3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8:Sheet1.C54" chart:label-cell-address="Sheet1.C33:Sheet1.C33" chart:class="chart:scatter">
            <chart:domain table:cell-range-address="Sheet1.B48:Sheet1.B54"/>
            <chart:data-point chart:repeated="7"/>
          </chart:series>
          <chart:series chart:style-name="ch8" chart:values-cell-range-address="Sheet1.D48:Sheet1.D54" chart:label-cell-address="Sheet1.D33:Sheet1.D33" chart:class="chart:scatter">
            <chart:data-point chart:repeated="7"/>
          </chart:series>
          <chart:series chart:style-name="ch9" chart:values-cell-range-address="Sheet1.E48:Sheet1.E54" chart:label-cell-address="Sheet1.E33:Sheet1.E33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33:Sheet1.C33</svg:desc>
                </draw:g>
              </table:table-cell>
              <table:table-cell office:value-type="string">
                <text:p>Shell 2</text:p>
                <draw:g>
                  <svg:desc>Sheet1.D33:Sheet1.D33</svg:desc>
                </draw:g>
              </table:table-cell>
              <table:table-cell office:value-type="string">
                <text:p>Insertion</text:p>
                <draw:g>
                  <svg:desc>Sheet1.E33:Sheet1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48:Sheet1.B54</svg:desc>
                </draw:g>
              </table:table-cell>
              <table:table-cell office:value-type="float" office:value="42877">
                <text:p>42877</text:p>
                <draw:g>
                  <svg:desc>Sheet1.C48:Sheet1.C54</svg:desc>
                </draw:g>
              </table:table-cell>
              <table:table-cell office:value-type="float" office:value="15998">
                <text:p>15998</text:p>
                <draw:g>
                  <svg:desc>Sheet1.D48:Sheet1.D54</svg:desc>
                </draw:g>
              </table:table-cell>
              <table:table-cell office:value-type="float" office:value="45117">
                <text:p>45117</text:p>
                <draw:g>
                  <svg:desc>Sheet1.E48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50359">
                <text:p>550359</text:p>
              </table:table-cell>
              <table:table-cell office:value-type="float" office:value="164468">
                <text:p>164468</text:p>
              </table:table-cell>
              <table:table-cell office:value-type="float" office:value="2309909">
                <text:p>2309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27931">
                <text:p>927931</text:p>
              </table:table-cell>
              <table:table-cell office:value-type="float" office:value="350694">
                <text:p>350694</text:p>
              </table:table-cell>
              <table:table-cell office:value-type="float" office:value="3361351">
                <text:p>3361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24914">
                <text:p>624914</text:p>
              </table:table-cell>
              <table:table-cell office:value-type="float" office:value="793542">
                <text:p>793542</text:p>
              </table:table-cell>
              <table:table-cell office:value-type="float" office:value="4948432">
                <text:p>4948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303904">
                <text:p>1303904</text:p>
              </table:table-cell>
              <table:table-cell office:value-type="float" office:value="2359505">
                <text:p>2359505</text:p>
              </table:table-cell>
              <table:table-cell office:value-type="float" office:value="13326370">
                <text:p>133263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390222">
                <text:p>2390222</text:p>
              </table:table-cell>
              <table:table-cell office:value-type="float" office:value="2673722">
                <text:p>2673722</text:p>
              </table:table-cell>
              <table:table-cell office:value-type="float" office:value="44892667">
                <text:p>44892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540143">
                <text:p>4540143</text:p>
              </table:table-cell>
              <table:table-cell office:value-type="float" office:value="3337992">
                <text:p>3337992</text:p>
              </table:table-cell>
              <table:table-cell office:value-type="float" office:value="130438956">
                <text:p>1304389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3.703cm" style:legend-expansion="high" chart:style-name="ch2"/>
        <chart:plot-area chart:style-name="ch3" table:cell-range-address="Sheet1.B55:Sheet1.E60 Sheet1.C33:Sheet1.E33" chart:data-source-has-labels="row" svg:x="0.32cm" svg:y="0.18cm" svg:width="12.693cm" svg:height="8.64cm">
          <chartooo:coordinate-region svg:x="2.053cm" svg:y="0.379cm" svg:width="10.49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5:Sheet1.C60" chart:label-cell-address="Sheet1.C33:Sheet1.C33" chart:class="chart:scatter">
            <chart:domain table:cell-range-address="Sheet1.B55:Sheet1.B60"/>
            <chart:data-point chart:repeated="6"/>
          </chart:series>
          <chart:series chart:style-name="ch8" chart:values-cell-range-address="Sheet1.D55:Sheet1.D60" chart:label-cell-address="Sheet1.D33:Sheet1.D33" chart:class="chart:scatter">
            <chart:data-point chart:repeated="6"/>
          </chart:series>
          <chart:series chart:style-name="ch9" chart:values-cell-range-address="Sheet1.E55:Sheet1.E60" chart:label-cell-address="Sheet1.E33:Sheet1.E3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33:Sheet1.C33</svg:desc>
                </draw:g>
              </table:table-cell>
              <table:table-cell office:value-type="string">
                <text:p>Shell 2</text:p>
                <draw:g>
                  <svg:desc>Sheet1.D33:Sheet1.D33</svg:desc>
                </draw:g>
              </table:table-cell>
              <table:table-cell office:value-type="string">
                <text:p>Insertion</text:p>
                <draw:g>
                  <svg:desc>Sheet1.E33:Sheet1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55:Sheet1.B60</svg:desc>
                </draw:g>
              </table:table-cell>
              <table:table-cell office:value-type="float" office:value="589396">
                <text:p>589396</text:p>
                <draw:g>
                  <svg:desc>Sheet1.C55:Sheet1.C60</svg:desc>
                </draw:g>
              </table:table-cell>
              <table:table-cell office:value-type="float" office:value="223663">
                <text:p>223663</text:p>
                <draw:g>
                  <svg:desc>Sheet1.D55:Sheet1.D60</svg:desc>
                </draw:g>
              </table:table-cell>
              <table:table-cell office:value-type="float" office:value="1769789">
                <text:p>1769789</text:p>
                <draw:g>
                  <svg:desc>Sheet1.E55:Sheet1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34832">
                <text:p>634832</text:p>
              </table:table-cell>
              <table:table-cell office:value-type="float" office:value="504923">
                <text:p>504923</text:p>
              </table:table-cell>
              <table:table-cell office:value-type="float" office:value="2556611">
                <text:p>2556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67150">
                <text:p>667150</text:p>
              </table:table-cell>
              <table:table-cell office:value-type="float" office:value="1163433">
                <text:p>1163433</text:p>
              </table:table-cell>
              <table:table-cell office:value-type="float" office:value="4514225">
                <text:p>4514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348699">
                <text:p>1348699</text:p>
              </table:table-cell>
              <table:table-cell office:value-type="float" office:value="2769394">
                <text:p>2769394</text:p>
              </table:table-cell>
              <table:table-cell office:value-type="float" office:value="9953821">
                <text:p>9953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583808">
                <text:p>2583808</text:p>
              </table:table-cell>
              <table:table-cell office:value-type="float" office:value="3684846">
                <text:p>3684846</text:p>
              </table:table-cell>
              <table:table-cell office:value-type="float" office:value="34179862">
                <text:p>3417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164097">
                <text:p>5164097</text:p>
              </table:table-cell>
              <table:table-cell office:value-type="float" office:value="4965392">
                <text:p>4965392</text:p>
              </table:table-cell>
              <table:table-cell office:value-type="float" office:value="67816085">
                <text:p>678160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interval-major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3.703cm" style:legend-expansion="high" chart:style-name="ch2"/>
        <chart:plot-area chart:style-name="ch3" table:cell-range-address="Sheet1.B65:Sheet1.E71 Sheet1.C64:Sheet1.E64" chart:data-source-has-labels="row" svg:x="0.32cm" svg:y="0.18cm" svg:width="12.958cm" svg:height="8.64cm">
          <chartooo:coordinate-region svg:x="1.867cm" svg:y="0.379cm" svg:width="10.9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5:Sheet1.C71" chart:label-cell-address="Sheet1.C64:Sheet1.C64" chart:class="chart:scatter">
            <chart:domain table:cell-range-address="Sheet1.B65:Sheet1.B71"/>
            <chart:data-point chart:repeated="7"/>
          </chart:series>
          <chart:series chart:style-name="ch8" chart:values-cell-range-address="Sheet1.D65:Sheet1.D71" chart:label-cell-address="Sheet1.D64:Sheet1.D64" chart:class="chart:scatter">
            <chart:data-point chart:repeated="7"/>
          </chart:series>
          <chart:series chart:style-name="ch9" chart:values-cell-range-address="Sheet1.E65:Sheet1.E71" chart:label-cell-address="Sheet1.E64:Sheet1.E64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</text:p>
                <draw:g>
                  <svg:desc>Sheet1.C64:Sheet1.C64</svg:desc>
                </draw:g>
              </table:table-cell>
              <table:table-cell office:value-type="string">
                <text:p>Shell 2</text:p>
                <draw:g>
                  <svg:desc>Sheet1.D64:Sheet1.D64</svg:desc>
                </draw:g>
              </table:table-cell>
              <table:table-cell office:value-type="string">
                <text:p>nlogn</text:p>
                <draw:g>
                  <svg:desc>Sheet1.E64:Sheet1.E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65:Sheet1.B71</svg:desc>
                </draw:g>
              </table:table-cell>
              <table:table-cell office:value-type="float" office:value="101432">
                <text:p>101432</text:p>
                <draw:g>
                  <svg:desc>Sheet1.C65:Sheet1.C71</svg:desc>
                </draw:g>
              </table:table-cell>
              <table:table-cell office:value-type="float" office:value="28798">
                <text:p>28798</text:p>
                <draw:g>
                  <svg:desc>Sheet1.D65:Sheet1.D71</svg:desc>
                </draw:g>
              </table:table-cell>
              <table:table-cell office:value-type="float" office:value="2004515.08495182">
                <text:p>2004515.08495182</text:p>
                <draw:g>
                  <svg:desc>Sheet1.E65:Sheet1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80757">
                <text:p>580757</text:p>
              </table:table-cell>
              <table:table-cell office:value-type="float" office:value="531160">
                <text:p>531160</text:p>
              </table:table-cell>
              <table:table-cell office:value-type="float" office:value="2071726.2742773">
                <text:p>2071726.2742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824898">
                <text:p>824898</text:p>
              </table:table-cell>
              <table:table-cell office:value-type="float" office:value="525400">
                <text:p>525400</text:p>
              </table:table-cell>
              <table:table-cell office:value-type="float" office:value="2159452.54855459">
                <text:p>2159452.54855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98021">
                <text:p>798021</text:p>
              </table:table-cell>
              <table:table-cell office:value-type="float" office:value="1130477">
                <text:p>1130477</text:p>
              </table:table-cell>
              <table:table-cell office:value-type="float" office:value="2350905.09710919">
                <text:p>2350905.09710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568843">
                <text:p>1568843</text:p>
              </table:table-cell>
              <table:table-cell office:value-type="float" office:value="2729717">
                <text:p>2729717</text:p>
              </table:table-cell>
              <table:table-cell office:value-type="float" office:value="2983016.99036396">
                <text:p>2983016.99036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604607">
                <text:p>2604607</text:p>
              </table:table-cell>
              <table:table-cell office:value-type="float" office:value="3824675">
                <text:p>3824675</text:p>
              </table:table-cell>
              <table:table-cell office:value-type="float" office:value="4126033.98072791">
                <text:p>4126033.98072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666854">
                <text:p>4666854</text:p>
              </table:table-cell>
              <table:table-cell office:value-type="float" office:value="6302572">
                <text:p>6302572</text:p>
              </table:table-cell>
              <table:table-cell office:value-type="float" office:value="6572067.96145582">
                <text:p>6572067.961455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